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宋体1" svg:font-family="宋体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176cm" fo:margin-bottom="0.176cm" fo:text-indent="0cm" style:auto-text-indent="false"/>
      <style:text-properties fo:color="#000000" fo:font-size="14pt" style:font-size-asian="14pt" style:font-size-complex="14pt"/>
    </style:style>
    <style:style style:name="P2" style:family="paragraph" style:parent-style-name="Heading_20_2">
      <style:paragraph-properties fo:margin-left="0cm" fo:margin-right="0cm" fo:margin-top="0.176cm" fo:margin-bottom="0.176cm" fo:text-indent="0cm" style:auto-text-indent="false"/>
      <style:text-properties fo:color="#000000" fo:font-size="14pt" style:font-size-asian="14pt" style:font-size-complex="14pt"/>
    </style:style>
    <style:style style:name="P3" style:family="paragraph" style:parent-style-name="Text_20_body">
      <style:paragraph-properties fo:text-align="justify" style:justify-single-word="false" fo:orphans="0" fo:widows="0" style:writing-mode="lr-tb"/>
      <style:text-properties style:use-window-font-color="true"/>
    </style:style>
    <style:style style:name="P4" style:family="paragraph" style:parent-style-name="Text_20_body">
      <style:paragraph-properties fo:text-align="justify" style:justify-single-word="false" fo:orphans="0" fo:widows="0" style:writing-mode="lr-tb"/>
    </style:style>
    <style:style style:name="P5" style:family="paragraph" style:parent-style-name="Standard" style:master-page-name="Standard">
      <style:paragraph-properties fo:margin-left="0cm" fo:margin-right="0cm" fo:margin-top="0.176cm" fo:margin-bottom="0.176cm" fo:text-indent="0cm" style:auto-text-indent="false" style:page-number="auto"/>
      <style:text-properties fo:color="#000000" fo:font-size="14pt" style:font-size-asian="14pt" style:font-size-complex="14pt"/>
    </style:style>
    <style:style style:name="P6" style:family="paragraph" style:parent-style-name="Standard">
      <style:paragraph-properties fo:margin-left="0cm" fo:margin-right="0cm" fo:margin-top="0.176cm" fo:margin-bottom="0.176cm" fo:text-indent="0cm" style:auto-text-indent="false"/>
      <style:text-properties fo:color="#000000" fo:font-size="14pt" style:font-size-asian="14pt" style:font-size-complex="14pt"/>
    </style:style>
    <style:style style:name="T1" style:family="text">
      <style:text-properties style:use-window-font-color="true"/>
    </style:style>
    <style:style style:name="T2" style:family="text">
      <style:text-properties fo:font-size="12pt"/>
    </style:style>
    <style:style style:name="T3" style:family="text">
      <style:text-properties style:font-size-asian="12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buntu下下卸载软件<text:line-break/>sudo apt-get remove software</text:p>
      <text:p text:style-name="P1">卸载软件并删除配置<text:line-break/>sudo apt-get remove --purge sofeware </text:p>
      <text:h text:style-name="P2" text:outline-level="2">Ubuntu 12.04 成功安装 ruby on rails ，ruby 1.9.3 ，rails3</text:h>
      <text:section text:style-name="Sect1" text:name="content">
        <text:p text:style-name="Text_20_body"><text:line-break/><text:line-break/>1.首先安装yaml 库，避免以后的麻烦。 不装此库会让你安装不上rubygems<text:line-break/><text:line-break/>wget -c http://pyyaml.org/download/libyaml/yaml-0.1.4.tar.gz<text:line-break/><text:line-break/>tar vfxz yaml-0.1.4.tar.gz<text:line-break/><text:line-break/>cd yaml-0.1.4<text:line-break/><text:line-break/>./configure --prefix=/usr/local #注意此处请勿修改路径，否则库文件无法写入正确目录<text:line-break/><text:line-break/>make &amp;&amp; make install<text:line-break/><text:line-break/>2.安装zlib1g  和 zlib1g-dev，防止以后运行gem 出现 no such file to load zlib(LoadError)<text:line-break/><text:line-break/>sudo apt-get install zlib1g zlib1g-dev<text:line-break/><text:line-break/>装好以后，如果是已经装了Ruby[注意：这里是已经装了ruby] , 那么就找到ruby的安装的源文件夹下的/ext/zlib/  运行<text:line-break/><text:line-break/>ruby extconf.rb<text:line-break/><text:soft-page-break/><text:line-break/>make &amp;&amp; make install<text:line-break/><text:line-break/>还有openssl这个要装，不然在rails一个demo时会失败<text:line-break/><text:line-break/>sudo apt-get install libopenssl-ruby<text:line-break/><text:line-break/>sudo apt-get install openssl<text:line-break/><text:line-break/>sudo apt-get install libssl-dev<text:line-break/><text:line-break/>sudo apt-get install libssl0.9.8<text:line-break/><text:line-break/>【注意：这里也是已经装了ruby的，没装ruby直接下一步】在进入源码下的/ext/openssl<text:line-break/><text:line-break/>ruby extconf.rb<text:line-break/><text:line-break/>make &amp;&amp; make install<text:line-break/><text:line-break/>3.安装Ruby <text:line-break/><text:line-break/>wget -c http://ftp.ruby-lang.org/pub/ruby/1.9/ruby-1.9.3-rc1.tar.gz<text:line-break/><text:line-break/>tar vfxz ruby-1.9.3-rc1.tar.gz<text:line-break/><text:line-break/>cd ruby-1.9.3-rc1<text:line-break/><text:line-break/>./configure --prefix=/usr/local --enable-shared --disable-install-doc --with-opt-dir=/usr/local/lib<text:line-break/><text:line-break/>make &amp;&amp; make install<text:line-break/><text:line-break/>5.安装gem<text:line-break/><text:line-break/>wget -c http://production.cf.rubygems.org/rubygems/rubygems-1.8.24.tgz<text:line-break/><text:line-break/>tar xzcf rubygems-1.8.24.tgz<text:line-break/><text:soft-page-break/><text:line-break/>cd rubygems-1.8.24<text:line-break/><text:line-break/>ruby setup.rb<text:line-break/><text:line-break/>6.安装rails<text:line-break/><text:line-break/>由于国内网络原因（你懂得），导致rubygems.org存放在Amazon S3上面的资源间歇连接失败，所以你会遇到gem install rails 半天没反应的情况。<text:line-break/><text:line-break/>所以，淘宝网做了rubygems 镜像。<text:line-break/><text:line-break/>首先替换sources<text:line-break/><text:line-break/>gem sources --remove http://rubygems.org/<text:line-break/><text:line-break/>gem sources -a http://ruby.taobao.org/<text:line-break/><text:line-break/>gem sources -l       #用来查看source list<text:line-break/><text:line-break/>请确保只有http://ruby.taobao.org/ 一个<text:line-break/><text:line-break/>然后就可以gem install rails --no-ri --no-rdoc<text:line-break/><text:line-break/>为什么要用--no-ri --no-rdoc 参数，因为加上去安装快，而且这两个也用不着<text:line-break/><text:line-break/>安装完毕后，使用rails -v 查看版本，如果你看到正确显示版本，恭喜你，可以下一步了。<text:line-break/><text:line-break/>提示ruby 版本必须&gt;=1.9.3问题解决</text:p>
        <text:p text:style-name="Text_20_body">不用淘宝镜像，用原来的执行gem install rails -v 3.2.14</text:p>
        <text:p text:style-name="P3"><text:soft-page-break/>Javascript runtime error下载</text:p>
        <text:p text:style-name="P3">sudo apt-get install nodejs</text:p>
        <text:p text:style-name="P4">7.开始一个demo<text:line-break/><text:line-break/>当然不可能就让你这么愉快的开始demo<text:line-break/><text:line-break/>sudo apt-get in<text:span text:style-name="T1">stall libsqlite3-dev               //虽然你不用这sqlite,但</text:span>是还得装，不然就无法bundle install ，虽然我也不知道这个bundle是个啥<text:line-break/><text:line-break/>sudo apt-get install nodejs        <text:line-break/><text:line-break/>   //Nodejs就不用解释了，不知道为啥要安装这个，不过不安装的话当你rake db:create 的时候会提示你could not find Javascript Runtime<text:line-break/><text:line-break/>至此，就可以在一个目录下运行<text:line-break/><text:line-break/>rails new demo<text:line-break/><text:line-break/>cd demo<text:line-break/><text:line-break/>bundle install<text:line-break/><text:line-break/>rake db:create<text:line-break/><text:line-break/>rails s<text:line-break/><text:line-break/>看到WEBrick启动后，就可以打开浏览器，输入http://localhost:3000 访问demo了，是一个博客：） </text:p>
      </text:section>
      <text:p text:style-name="P1"/>
      <text:p text:style-name="P1"><text:soft-page-break/>Mysql相关</text:p>
      <text:p text:style-name="P1"><text:span text:style-name="T2">1.</text:span><text:span text:style-name="T3">终端启动</text:span><text:span text:style-name="T2">MySQL</text:span><text:span text:style-name="T3">：</text:span><text:span text:style-name="T2">/etc/init.d/mysql start</text:span><text:span text:style-name="T3">；</text:span>（stop ，restart。）<text:line-break/> <text:span text:style-name="T2">2.</text:span><text:span text:style-name="T3">登录</text:span><text:span text:style-name="T2">MySQL</text:span><text:span text:style-name="T3">：</text:span><text:span text:style-name="T2">mysql -uroot -p (</text:span><text:span text:style-name="T3">用</text:span><text:span text:style-name="T2">root</text:span><text:span text:style-name="T3">账户登录</text:span><text:span text:style-name="T2">),</text:span><text:span text:style-name="T3">然后输入密码；</text:span><text:span text:style-name="T2"><text:line-break/>3.</text:span><text:span text:style-name="T3">查看所有的数据库名字：</text:span><text:span text:style-name="T2">show databases;<text:line-break/>4.</text:span><text:span text:style-name="T3">选择一个数据库操作： </text:span><text:span text:style-name="T2">use database_name;<text:line-break/>5.</text:span><text:span text:style-name="T3">查看当前数据库下所有的表名：</text:span><text:span text:style-name="T2">show tables;<text:line-break/>6.</text:span><text:span text:style-name="T3">创建一个数据库：</text:span><text:span text:style-name="T2">create database database_name;<text:line-break/>7.</text:span><text:span text:style-name="T3">删除一个数据库：</text:span><text:span text:style-name="T2">drop database database_name;<text:line-break/>8.</text:span><text:span text:style-name="T3">创建一个表</text:span><text:span text:style-name="T2">: create table mytest( uid bigint(20) not null, uname varchar(20) not null);<text:line-break/>9.</text:span><text:span text:style-name="T3">删除一个表</text:span><text:span text:style-name="T2">: drop table mytest;<text:line-break/>10.</text:span><text:bookmark text:name="1_1"/><text:span text:style-name="T2">SQL</text:span><text:span text:style-name="T3">插入语句：</text:span><text:span text:style-name="T2">insert into table_name(col1,col2) values(value1,value2);<text:line-break/>11.</text:span><text:bookmark text:name="1_2"/><text:span text:style-name="T2">SQL</text:span><text:span text:style-name="T3">更新语句：</text:span><text:span text:style-name="T2">update table_name set col1='value1',col2='value2' where where_definition;<text:line-break/>12.</text:span><text:bookmark text:name="1_3"/><text:span text:style-name="T2">SQL</text:span><text:span text:style-name="T3">查询语句：</text:span><text:span text:style-name="T2">select * from table_name where.......(</text:span><text:span text:style-name="T3">最复杂的语句</text:span><text:span text:style-name="T2">)<text:line-break/>13.</text:span><text:bookmark text:name="1_4"/><text:span text:style-name="T2">SQL</text:span><text:span text:style-name="T3">删除语句：</text:span><text:span text:style-name="T2">delete from table_name where...<text:line-break/>14.</text:span><text:span text:style-name="T3">增加表结构的字段：</text:span><text:span text:style-name="T2">alert table table_name add column field1 date ,add column field2 time...<text:line-break/>15.</text:span><text:span text:style-name="T3">删除表结构的字段：</text:span><text:span text:style-name="T2">alert table table_name drop field1;<text:line-break/>16.</text:span><text:span text:style-name="T3">查看表的结构：</text:span><text:span text:style-name="T2">show columns from table_name;<text:line-break/>17.limit </text:span><text:span text:style-name="T3">的使用：</text:span><text:span text:style-name="T2">select * from table_name limit 3</text:span><text:span text:style-name="T3">；</text:span><text:span text:style-name="T2">//</text:span><text:span text:style-name="T3">每页只显示</text:span><text:span text:style-name="T2">3</text:span><text:span text:style-name="T3">行</text:span><text:span text:style-name="T2"><text:line-break/>select * from table_name limit 3,4 //</text:span><text:span text:style-name="T3">从查询结果的第三个开始，显示四项</text:span><text:soft-page-break/><text:span text:style-name="T3">结果。</text:span><text:span text:style-name="T2"><text:line-break/></text:span><text:span text:style-name="T3">此处可很好的用来作分页处理。</text:span><text:span text:style-name="T2"><text:line-break/>18.</text:span><text:span text:style-name="T3">对查询结果进行排序</text:span><text:span text:style-name="T2">: select * from table_name order by field1,orderby field2;</text:span><text:span text:style-name="T3">多重排序</text:span><text:span text:style-name="T2"><text:line-break/>19.</text:span><text:span text:style-name="T3">退出</text:span><text:span text:style-name="T2">MySQL:exit;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宋体1" svg:font-family="宋体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.5pt" fo:language="en" fo:country="US" style:letter-kerning="true" style:font-size-asian="10.5pt" style:language-asian="zh" style:country-asian="CN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0.5pt" fo:language="en" fo:country="US" style:letter-kerning="true" style:font-name-asian="文泉驿正黑" style:font-size-asian="10.5pt" style:language-asian="zh" style:country-asian="CN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驿正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049cm" fo:margin-bottom="0.049cm" fo:text-align="start" style:justify-single-word="false" fo:orphans="2" fo:widows="2"/>
      <style:text-properties style:font-name="宋体" fo:font-size="13.5pt" fo:font-weight="bold" style:letter-kerning="false" style:font-name-asian="宋体1" style:font-size-asian="13.5pt" style:font-weight-asian="bold" style:font-name-complex="宋体1" style:font-size-complex="13.5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cm" fo:margin-right="0cm" fo:margin-top="0cm" fo:margin-bottom="0cm" fo:text-indent="0.741cm" style:auto-text-indent="false"/>
    </style:style>
    <style:style style:name="Default" style:family="paragraph" style:default-outline-level="">
      <style:paragraph-properties fo:orphans="0" fo:widows="0" style:writing-mode="lr-tb"/>
      <style:text-properties fo:color="#000000" style:font-name="Times New Roman" fo:font-size="12pt" style:letter-kerning="false" style:font-size-asian="12pt" style:font-name-complex="Times New Roman1" style:font-size-complex="12pt"/>
    </style:style>
    <style:style style:name="正文_2b_1" style:display-name="正文+1" style:family="paragraph" style:parent-style-name="Default" style:default-outline-level="">
      <style:text-properties fo:color="#00000a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a"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文泉驿正黑" style:font-size-asian="18pt" style:font-weight-asian="bold" style:font-name-complex="DejaVu Sans" style:font-size-complex="18pt" style:font-weight-complex="bold"/>
    </style:style>
    <style:style style:name="Default_20_Paragraph_20_Font" style:display-name="Default Paragraph Font" style:family="text"/>
    <style:style style:name="标题_20_3_20_Char" style:display-name="标题 3 Char" style:family="text" style:parent-style-name="Default_20_Paragraph_20_Font">
      <style:text-properties style:font-name="宋体" fo:font-size="13.5pt" fo:font-weight="bold" style:letter-kerning="false" style:font-name-asian="宋体1" style:font-size-asian="13.5pt" style:font-weight-asian="bold" style:font-name-complex="宋体1" style:font-size-complex="13.5pt" style:font-weight-complex="bold"/>
    </style:style>
    <style:style style:name="headline-content" style:family="text" style:parent-style-name="Default_20_Paragraph_20_Font"/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页眉_20_Char" style:display-name="页眉 Char" style:family="text" style:parent-style-name="Default_20_Paragraph_20_Font">
      <style:text-properties fo:font-size="9pt" style:font-size-asian="9pt" style:font-size-complex="9pt"/>
    </style:style>
    <style:style style:name="页脚_20_Char" style:display-name="页脚 Char" style:family="text" style:parent-style-name="Default_20_Paragraph_20_Font">
      <style:text-properties fo:font-size="9pt" style:font-size-asian="9pt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423cm" style:layout-grid-ruby-height="0.127cm" style:layout-grid-mode="li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ngyu</meta:initial-creator>
    <meta:editing-cycles>29</meta:editing-cycles>
    <meta:creation-date>2013-10-06T11:37:00</meta:creation-date>
    <dc:date>2013-10-13T21:23:58</dc:date>
    <meta:editing-duration>PT11M47S</meta:editing-duration>
    <meta:generator>LibreOffice/3.5$Linux_X86_64 LibreOffice_project/350m1$Build-2</meta:generator>
    <meta:document-statistic meta:table-count="0" meta:image-count="0" meta:object-count="0" meta:page-count="6" meta:paragraph-count="10" meta:word-count="469" meta:character-count="3247" meta:non-whitespace-character-count="3058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